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a2b" officeooo:paragraph-rsid="000c1a2b"/>
    </style:style>
    <style:style style:name="P2" style:family="paragraph" style:parent-style-name="Standard" style:list-style-name="L1">
      <style:text-properties officeooo:rsid="000c1a2b" officeooo:paragraph-rsid="000c1a2b"/>
    </style:style>
    <style:style style:name="P3" style:family="paragraph" style:parent-style-name="Standard" style:list-style-name="L2">
      <style:text-properties officeooo:rsid="000c1a2b" officeooo:paragraph-rsid="000c1a2b"/>
    </style:style>
    <style:style style:name="P4" style:family="paragraph" style:parent-style-name="Standard" style:list-style-name="L3">
      <style:text-properties officeooo:rsid="000c1a2b" officeooo:paragraph-rsid="000c1a2b"/>
    </style:style>
    <style:style style:name="P5" style:family="paragraph" style:parent-style-name="Standard" style:list-style-name="L3">
      <style:text-properties officeooo:rsid="000ecb6e" officeooo:paragraph-rsid="000ecb6e"/>
    </style:style>
    <style:style style:name="P6" style:family="paragraph" style:parent-style-name="Standard">
      <style:text-properties officeooo:rsid="000ecb6e" officeooo:paragraph-rsid="000c1a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_table</text:p>
      <text:list xml:id="list3344929651" text:style-name="L1">
        <text:list-item>
          <text:p text:style-name="P2">username</text:p>
        </text:list-item>
        <text:list-item>
          <text:p text:style-name="P2">passcode</text:p>
        </text:list-item>
        <text:list-item>
          <text:p text:style-name="P2">user_id</text:p>
        </text:list-item>
        <text:list-item>
          <text:p text:style-name="P2">first name</text:p>
        </text:list-item>
        <text:list-item>
          <text:p text:style-name="P2">last_name</text:p>
        </text:list-item>
        <text:list-item>
          <text:p text:style-name="P2">-stretch photo</text:p>
        </text:list-item>
      </text:list>
      <text:p text:style-name="P1"/>
      <text:p text:style-name="P1">employee_table</text:p>
      <text:list xml:id="list3342562877" text:style-name="L2">
        <text:list-item>
          <text:p text:style-name="P3">boolean compensation agent or shield agent</text:p>
        </text:list-item>
        <text:list-item>
          <text:p text:style-name="P3">employee_id</text:p>
        </text:list-item>
        <text:list-item>
          <text:p text:style-name="P3">username</text:p>
        </text:list-item>
        <text:list-item>
          <text:p text:style-name="P3">passcode</text:p>
        </text:list-item>
        <text:list-item>
          <text:p text:style-name="P3">first name</text:p>
        </text:list-item>
        <text:list-item>
          <text:p text:style-name="P3">last name</text:p>
        </text:list-item>
        <text:list-item>
          <text:p text:style-name="P3">-stretch photo</text:p>
        </text:list-item>
      </text:list>
      <text:p text:style-name="P1"/>
      <text:p text:style-name="P1">claim_table</text:p>
      <text:list xml:id="list3481255702" text:style-name="L3">
        <text:list-item>
          <text:p text:style-name="P4">claim_id</text:p>
        </text:list-item>
        <text:list-item>
          <text:p text:style-name="P4">amount</text:p>
        </text:list-item>
        <text:list-item>
          <text:p text:style-name="P4">description</text:p>
        </text:list-item>
        <text:list-item>
          <text:p text:style-name="P4">user_id</text:p>
        </text:list-item>
        <text:list-item>
          <text:p text:style-name="P4">employee_id</text:p>
        </text:list-item>
        <text:list-item>
          <text:p text:style-name="P4">datetime</text:p>
        </text:list-item>
        <text:list-item>
          <text:p text:style-name="P5">approval</text:p>
        </text:list-item>
        <text:list-item>
          <text:p text:style-name="P4">compensation_agent_message</text:p>
        </text:list-item>
        <text:list-item>
          <text:p text:style-name="P4">-stretch photo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8T15:53:31.182000000</meta:creation-date>
    <dc:date>2021-12-28T16:29:04.809000000</dc:date>
    <meta:editing-duration>PT14M53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5" meta:word-count="58" meta:character-count="314" meta:non-whitespace-character-count="303"/>
  </office:meta>
</office:document-meta>
</file>